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8D623C5F287E007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background-color="#eeeeee" fo:padding="0.097cm" fo:border-left="0.5pt solid #dddddd" fo:border-right="none" fo:border-top="0.5pt solid #dddddd" fo:border-bottom="0.5pt solid #dddddd" style:writing-mode="page">
        <style:background-image/>
      </style:table-cell-properties>
    </style:style>
    <style:style style:name="Tabela1.D1" style:family="table-cell">
      <style:table-cell-properties fo:background-color="#eeeeee" fo:padding="0.097cm" fo:border="0.5pt solid #dddddd" style:writing-mode="page">
        <style:background-image/>
      </style:table-cell-properties>
    </style:style>
    <style:style style:name="Tabela1.A2" style:family="table-cell">
      <style:table-cell-properties fo:padding="0.097cm" fo:border-left="0.5pt solid #dddddd" fo:border-right="none" fo:border-top="none" fo:border-bottom="0.5pt solid #dddddd" style:writing-mode="page"/>
    </style:style>
    <style:style style:name="Tabela1.B2" style:family="table-cell">
      <style:table-cell-properties fo:padding="0.097cm" fo:border-left="0.5pt solid #dddddd" fo:border-right="none" fo:border-top="none" fo:border-bottom="0.5pt solid #dddddd" style:writing-mode="page"/>
    </style:style>
    <style:style style:name="Tabela1.C2" style:family="table-cell">
      <style:table-cell-properties fo:padding="0.097cm" fo:border-left="0.5pt solid #dddddd" fo:border-right="none" fo:border-top="none" fo:border-bottom="0.5pt solid #dddddd" style:writing-mode="page"/>
    </style:style>
    <style:style style:name="Tabela1.D2" style:family="table-cell">
      <style:table-cell-properties fo:padding="0.097cm" fo:border-left="0.5pt solid #dddddd" fo:border-right="0.5pt solid #dddddd" fo:border-top="none" fo:border-bottom="0.5pt solid #dddddd" style:writing-mode="page"/>
    </style:style>
    <style:style style:name="Tabela1.A3" style:family="table-cell">
      <style:table-cell-properties fo:padding="0.097cm" fo:border-left="0.5pt solid #dddddd" fo:border-right="none" fo:border-top="none" fo:border-bottom="0.5pt solid #dddddd" style:writing-mode="page"/>
    </style:style>
    <style:style style:name="Tabela1.B3" style:family="table-cell">
      <style:table-cell-properties fo:padding="0.097cm" fo:border-left="0.5pt solid #dddddd" fo:border-right="none" fo:border-top="none" fo:border-bottom="0.5pt solid #dddddd" style:writing-mode="page"/>
    </style:style>
    <style:style style:name="Tabela1.C3" style:family="table-cell">
      <style:table-cell-properties fo:padding="0.097cm" fo:border-left="0.5pt solid #dddddd" fo:border-right="none" fo:border-top="none" fo:border-bottom="0.5pt solid #dddddd" style:writing-mode="page"/>
    </style:style>
    <style:style style:name="Tabela1.D3" style:family="table-cell">
      <style:table-cell-properties fo:padding="0.097cm" fo:border-left="0.5pt solid #dddddd" fo:border-right="0.5pt solid #dddddd" fo:border-top="none" fo:border-bottom="0.5pt solid #dddddd" style:writing-mode="page"/>
    </style:style>
    <style:style style:name="Tabela2" style:family="table">
      <style:table-properties style:width="17cm" table:align="margins" style:may-break-between-rows="false"/>
    </style:style>
    <style:style style:name="Tabela2.A" style:family="table-column">
      <style:table-column-properties style:column-width="3.401cm" style:rel-column-width="13106*"/>
    </style:style>
    <style:style style:name="Tabela2.C" style:family="table-column">
      <style:table-column-properties style:column-width="3.401cm" style:rel-column-width="13107*"/>
    </style:style>
    <style:style style:name="Tabela2.A1" style:family="table-cell">
      <style:table-cell-properties fo:background-color="#eeeeee" fo:padding="0.097cm" fo:border-left="0.5pt solid #dddddd" fo:border-right="none" fo:border-top="0.5pt solid #dddddd" fo:border-bottom="0.5pt solid #dddddd" style:writing-mode="page">
        <style:background-image/>
      </style:table-cell-properties>
    </style:style>
    <style:style style:name="Tabela2.E1" style:family="table-cell">
      <style:table-cell-properties fo:background-color="#eeeeee" fo:padding="0.097cm" fo:border="0.5pt solid #dddddd" style:writing-mode="page">
        <style:background-image/>
      </style:table-cell-properties>
    </style:style>
    <style:style style:name="Tabela2.A2" style:family="table-cell">
      <style:table-cell-properties fo:padding="0.097cm" fo:border-left="0.5pt solid #dddddd" fo:border-right="none" fo:border-top="none" fo:border-bottom="0.5pt solid #dddddd" style:writing-mode="page"/>
    </style:style>
    <style:style style:name="Tabela2.B2" style:family="table-cell">
      <style:table-cell-properties fo:padding="0.097cm" fo:border-left="0.5pt solid #dddddd" fo:border-right="none" fo:border-top="none" fo:border-bottom="0.5pt solid #dddddd" style:writing-mode="page"/>
    </style:style>
    <style:style style:name="Tabela2.C2" style:family="table-cell">
      <style:table-cell-properties fo:padding="0.097cm" fo:border-left="0.5pt solid #dddddd" fo:border-right="none" fo:border-top="none" fo:border-bottom="0.5pt solid #dddddd" style:writing-mode="page"/>
    </style:style>
    <style:style style:name="Tabela2.D2" style:family="table-cell">
      <style:table-cell-properties fo:padding="0.097cm" fo:border-left="0.5pt solid #dddddd" fo:border-right="none" fo:border-top="none" fo:border-bottom="0.5pt solid #dddddd" style:writing-mode="page"/>
    </style:style>
    <style:style style:name="Tabela2.E2" style:family="table-cell">
      <style:table-cell-properties fo:padding="0.097cm" fo:border-left="0.5pt solid #dddddd" fo:border-right="0.5pt solid #dddddd" fo:border-top="none" fo:border-bottom="0.5pt solid #dddddd" style:writing-mode="page"/>
    </style:style>
    <style:style style:name="Tabela2.A3" style:family="table-cell">
      <style:table-cell-properties fo:padding="0.097cm" fo:border-left="0.5pt solid #dddddd" fo:border-right="none" fo:border-top="none" fo:border-bottom="0.5pt solid #dddddd" style:writing-mode="page"/>
    </style:style>
    <style:style style:name="Tabela2.B3" style:family="table-cell">
      <style:table-cell-properties fo:padding="0.097cm" fo:border-left="0.5pt solid #dddddd" fo:border-right="none" fo:border-top="none" fo:border-bottom="0.5pt solid #dddddd" style:writing-mode="page"/>
    </style:style>
    <style:style style:name="Tabela2.C3" style:family="table-cell">
      <style:table-cell-properties fo:padding="0.097cm" fo:border-left="0.5pt solid #dddddd" fo:border-right="none" fo:border-top="none" fo:border-bottom="0.5pt solid #dddddd" style:writing-mode="page"/>
    </style:style>
    <style:style style:name="Tabela2.D3" style:family="table-cell">
      <style:table-cell-properties fo:padding="0.097cm" fo:border-left="0.5pt solid #dddddd" fo:border-right="none" fo:border-top="none" fo:border-bottom="0.5pt solid #dddddd" style:writing-mode="page"/>
    </style:style>
    <style:style style:name="Tabela2.E3" style:family="table-cell">
      <style:table-cell-properties fo:padding="0.097cm" fo:border-left="0.5pt solid #dddddd" fo:border-right="0.5pt solid #dddddd" fo:border-top="none" fo:border-bottom="0.5pt solid #dddddd" style:writing-mode="page"/>
    </style:style>
    <style:style style:name="Tabela2.A4" style:family="table-cell">
      <style:table-cell-properties fo:padding="0.097cm" fo:border-left="0.5pt solid #dddddd" fo:border-right="none" fo:border-top="none" fo:border-bottom="0.5pt solid #dddddd" style:writing-mode="page"/>
    </style:style>
    <style:style style:name="Tabela2.B4" style:family="table-cell">
      <style:table-cell-properties fo:padding="0.097cm" fo:border-left="0.5pt solid #dddddd" fo:border-right="none" fo:border-top="none" fo:border-bottom="0.5pt solid #dddddd" style:writing-mode="page"/>
    </style:style>
    <style:style style:name="Tabela2.C4" style:family="table-cell">
      <style:table-cell-properties fo:padding="0.097cm" fo:border-left="0.5pt solid #dddddd" fo:border-right="none" fo:border-top="none" fo:border-bottom="0.5pt solid #dddddd" style:writing-mode="page"/>
    </style:style>
    <style:style style:name="Tabela2.D4" style:family="table-cell">
      <style:table-cell-properties fo:padding="0.097cm" fo:border-left="0.5pt solid #dddddd" fo:border-right="none" fo:border-top="none" fo:border-bottom="0.5pt solid #dddddd" style:writing-mode="page"/>
    </style:style>
    <style:style style:name="Tabela2.E4" style:family="table-cell">
      <style:table-cell-properties fo:padding="0.097cm" fo:border-left="0.5pt solid #dddddd" fo:border-right="0.5pt solid #dddddd" fo:border-top="none" fo:border-bottom="0.5pt solid #dddddd" style:writing-mode="page"/>
    </style:style>
    <style:style style:name="Tabela2.A5" style:family="table-cell">
      <style:table-cell-properties fo:padding="0.097cm" fo:border-left="0.5pt solid #dddddd" fo:border-right="none" fo:border-top="none" fo:border-bottom="0.5pt solid #dddddd" style:writing-mode="page"/>
    </style:style>
    <style:style style:name="Tabela2.B5" style:family="table-cell">
      <style:table-cell-properties fo:padding="0.097cm" fo:border-left="0.5pt solid #dddddd" fo:border-right="none" fo:border-top="none" fo:border-bottom="0.5pt solid #dddddd" style:writing-mode="page"/>
    </style:style>
    <style:style style:name="Tabela2.C5" style:family="table-cell">
      <style:table-cell-properties fo:padding="0.097cm" fo:border-left="0.5pt solid #dddddd" fo:border-right="none" fo:border-top="none" fo:border-bottom="0.5pt solid #dddddd" style:writing-mode="page"/>
    </style:style>
    <style:style style:name="Tabela2.D5" style:family="table-cell">
      <style:table-cell-properties fo:padding="0.097cm" fo:border-left="0.5pt solid #dddddd" fo:border-right="none" fo:border-top="none" fo:border-bottom="0.5pt solid #dddddd" style:writing-mode="page"/>
    </style:style>
    <style:style style:name="Tabela2.E5" style:family="table-cell">
      <style:table-cell-properties fo:padding="0.097cm" fo:border-left="0.5pt solid #dddddd" fo:border-right="0.5pt solid #dddddd" fo:border-top="none" fo:border-bottom="0.5pt solid #dddddd" style:writing-mode="page"/>
    </style:style>
    <style:style style:name="P1" style:family="paragraph" style:parent-style-name="Autor_20_Cabeçalho">
      <style:text-properties officeooo:paragraph-rsid="02660fa1"/>
    </style:style>
    <style:style style:name="P2" style:family="paragraph" style:parent-style-name="Título_20_Seção">
      <style:text-properties officeooo:paragraph-rsid="028da779"/>
    </style:style>
    <style:style style:name="P3" style:family="paragraph" style:parent-style-name="Título_20_Seção">
      <style:text-properties officeooo:paragraph-rsid="02a19a37"/>
    </style:style>
    <style:style style:name="P4" style:family="paragraph" style:parent-style-name="Título_20_do_20_relatório">
      <style:text-properties officeooo:paragraph-rsid="02742469"/>
    </style:style>
    <style:style style:name="P5" style:family="paragraph" style:parent-style-name="Pré-título">
      <style:paragraph-properties fo:text-align="start" style:justify-single-word="false"/>
      <style:text-properties officeooo:paragraph-rsid="02742469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2abd478" officeooo:paragraph-rsid="02feb3a8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2bccfaa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2abd478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2feb3a8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fo:color="#000000" style:font-name="CMU Serif1" fo:font-weight="bold" officeooo:rsid="02bd65d1" officeooo:paragraph-rsid="02bd65d1" style:font-weight-asian="bold" style:font-weight-complex="bold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fo:color="#000000" style:font-name="CMU Serif1" fo:font-weight="bold" officeooo:rsid="02bd65d1" officeooo:paragraph-rsid="02feb3a8" style:font-weight-asian="bold" style:font-weight-complex="bold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color="#000000" style:font-name="CMU Serif1" fo:font-weight="bold" officeooo:rsid="02ffbb86" officeooo:paragraph-rsid="02ffbb86" style:font-weight-asian="bold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weight="bold" officeooo:rsid="02bd65d1" officeooo:paragraph-rsid="02bd65d1" style:font-weight-asian="bold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weight="bold" officeooo:rsid="02bd65d1" officeooo:paragraph-rsid="02feb3a8" style:font-weight-asian="bold" style:font-weight-complex="bold"/>
    </style:style>
    <style:style style:name="P1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officeooo:paragraph-rsid="02f5d1ba"/>
    </style:style>
    <style:style style:name="P1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officeooo:paragraph-rsid="02f862ed"/>
    </style:style>
    <style:style style:name="P1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officeooo:paragraph-rsid="02f98bdc"/>
    </style:style>
    <style:style style:name="P1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officeooo:paragraph-rsid="02fb8e24"/>
    </style:style>
    <style:style style:name="P1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officeooo:paragraph-rsid="02feb3a8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officeooo:paragraph-rsid="02ffbb86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officeooo:paragraph-rsid="02ffecd9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officeooo:paragraph-rsid="0305f96f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officeooo:paragraph-rsid="030936ef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officeooo:paragraph-rsid="0309eb86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officeooo:rsid="02f862ed" officeooo:paragraph-rsid="02f862ed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officeooo:rsid="02fd8ca0" officeooo:paragraph-rsid="02fd8ca0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officeooo:rsid="02ffbb86" officeooo:paragraph-rsid="02ffbb86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officeooo:rsid="03014b36" officeooo:paragraph-rsid="03014b36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officeooo:rsid="0305f96f" officeooo:paragraph-rsid="0305f96f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officeooo:rsid="0309eb86" officeooo:paragraph-rsid="0309eb86"/>
    </style:style>
    <style:style style:name="P31" style:family="paragraph" style:parent-style-name="Text_20_body">
      <style:text-properties officeooo:paragraph-rsid="02cc6072"/>
    </style:style>
    <style:style style:name="P32" style:family="paragraph" style:parent-style-name="Text_20_body">
      <style:text-properties officeooo:paragraph-rsid="02d7560e"/>
    </style:style>
    <style:style style:name="P33" style:family="paragraph" style:parent-style-name="Text_20_body">
      <style:text-properties officeooo:paragraph-rsid="02d94f72"/>
    </style:style>
    <style:style style:name="P34" style:family="paragraph" style:parent-style-name="Text_20_body">
      <style:text-properties officeooo:paragraph-rsid="02dbce8e"/>
    </style:style>
    <style:style style:name="P35" style:family="paragraph" style:parent-style-name="Text_20_body">
      <style:text-properties officeooo:paragraph-rsid="02dc8b2c"/>
    </style:style>
    <style:style style:name="P36" style:family="paragraph" style:parent-style-name="Título_20_Seção">
      <style:text-properties officeooo:paragraph-rsid="02a19a37"/>
    </style:style>
    <style:style style:name="P37" style:family="paragraph" style:parent-style-name="Título_20_Seção">
      <style:text-properties officeooo:paragraph-rsid="028da779"/>
    </style:style>
    <style:style style:name="P38" style:family="paragraph" style:parent-style-name="Título_20_Seção">
      <style:text-properties officeooo:paragraph-rsid="02feb3a8"/>
    </style:style>
    <style:style style:name="T1" style:family="text">
      <style:text-properties officeooo:rsid="01517c8b"/>
    </style:style>
    <style:style style:name="T2" style:family="text">
      <style:text-properties fo:font-variant="small-caps" fo:color="#000000" style:font-name="CMU Serif2" fo:font-size="12pt" fo:font-weight="bold" officeooo:rsid="0239389d" fo:background-color="transparent" loext:char-shading-value="0"/>
    </style:style>
    <style:style style:name="T3" style:family="text">
      <style:text-properties fo:font-variant="small-caps" fo:color="#000000" style:font-name="CMU Serif2" fo:font-size="12pt" fo:font-weight="bold" officeooo:rsid="02ba52c0" fo:background-color="transparent" loext:char-shading-value="0"/>
    </style:style>
    <style:style style:name="T4" style:family="text">
      <style:text-properties fo:font-variant="small-caps" fo:color="#000000" style:font-name="CMU Serif2" fo:font-size="12pt" fo:font-weight="bold" officeooo:rsid="02bc2adc" fo:background-color="transparent" loext:char-shading-value="0"/>
    </style:style>
    <style:style style:name="T5" style:family="text">
      <style:text-properties fo:font-variant="small-caps" fo:color="#000000" style:font-name="CMU Serif2" fo:font-size="12pt" fo:font-weight="bold" officeooo:rsid="02bccfaa" fo:background-color="transparent" loext:char-shading-value="0"/>
    </style:style>
    <style:style style:name="T6" style:family="text">
      <style:text-properties fo:font-variant="small-caps" fo:color="#000000" style:text-position="0% 100%" style:font-name="CMU Serif2" fo:font-size="12pt" fo:font-style="normal" fo:font-weight="bold" officeooo:rsid="02bccfaa" fo:background-color="transparent" loext:char-shading-value="0" style:font-size-asian="10.5pt" style:font-weight-asian="bold" style:font-size-complex="10.5pt" style:font-weight-complex="bold"/>
    </style:style>
    <style:style style:name="T7" style:family="text">
      <style:text-properties fo:font-variant="small-caps" fo:color="#000000" style:text-position="0% 100%" style:font-name="CMU Serif2" fo:font-size="12pt" fo:font-style="normal" fo:font-weight="bold" officeooo:rsid="02f5d1ba" fo:background-color="transparent" loext:char-shading-value="0" style:font-size-asian="10.5pt" style:font-weight-asian="bold" style:font-size-complex="10.5pt" style:font-weight-complex="bold"/>
    </style:style>
    <style:style style:name="T8" style:family="text">
      <style:text-properties fo:font-variant="small-caps" fo:color="#000000" style:text-position="0% 100%" style:font-name="CMU Serif2" fo:font-size="12pt" fo:font-style="normal" fo:font-weight="bold" officeooo:rsid="02feb3a8" fo:background-color="transparent" loext:char-shading-value="0" style:font-size-asian="10.5pt" style:font-weight-asian="bold" style:font-size-complex="10.5pt" style:font-weight-complex="bold"/>
    </style:style>
    <style:style style:name="T9" style:family="text">
      <style:text-properties fo:font-variant="small-caps" fo:color="#666666" style:text-position="0% 100%" style:font-name="CMU Serif3" fo:font-size="10.5pt" fo:font-style="normal" fo:font-weight="bold" officeooo:rsid="028da779" fo:background-color="transparent" loext:char-shading-value="0" style:font-size-asian="10.5pt" style:font-weight-asian="bold" style:font-size-complex="10.5pt" style:font-weight-complex="bold"/>
    </style:style>
    <style:style style:name="T10" style:family="text">
      <style:text-properties fo:font-variant="small-caps" fo:color="#666666" style:text-position="0% 100%" style:font-name="CMU Serif3" fo:font-size="10.5pt" fo:font-style="normal" fo:font-weight="bold" officeooo:rsid="02bccfaa" fo:background-color="transparent" loext:char-shading-value="0" style:font-size-asian="10.5pt" style:font-weight-asian="bold" style:font-size-complex="10.5pt" style:font-weight-complex="bold"/>
    </style:style>
    <style:style style:name="T11" style:family="text">
      <style:text-properties fo:font-variant="small-caps" fo:color="#666666" style:text-position="0% 100%" style:font-name="CMU Serif3" fo:font-size="10.5pt" fo:font-style="normal" fo:font-weight="bold" officeooo:rsid="02ffbb86" fo:background-color="transparent" loext:char-shading-value="0" style:font-size-asian="10.5pt" style:font-weight-asian="bold" style:font-size-complex="10.5pt" style:font-weight-complex="bold"/>
    </style:style>
    <style:style style:name="T12" style:family="text">
      <style:text-properties fo:font-variant="small-caps" fo:color="#ffffff" style:font-name="CMU Serif1" fo:font-size="12pt" fo:font-style="normal" fo:font-weight="normal" officeooo:rsid="02742469" fo:background-color="transparent" loext:char-shading-value="0"/>
    </style:style>
    <style:style style:name="T13" style:family="text">
      <style:text-properties fo:font-variant="small-caps" fo:color="#ffffff" style:font-name="CMU Serif1" fo:font-size="12pt" fo:font-style="normal" fo:font-weight="normal" officeooo:rsid="02ba52c0" fo:background-color="transparent" loext:char-shading-value="0"/>
    </style:style>
    <style:style style:name="T14" style:family="text">
      <style:text-properties fo:font-variant="small-caps" fo:color="#ffffff" style:font-name="CMU Serif2" fo:font-size="16pt" fo:font-style="normal" fo:font-weight="bold" officeooo:rsid="02742469" fo:background-color="transparent" loext:char-shading-value="0" style:font-size-asian="16pt" style:font-size-complex="16pt"/>
    </style:style>
    <style:style style:name="T15" style:family="text">
      <style:text-properties fo:font-variant="small-caps" fo:color="#ffffff" style:font-name="CMU Serif2" fo:font-size="16pt" fo:font-style="normal" fo:font-weight="bold" officeooo:rsid="02ba52c0" fo:background-color="transparent" loext:char-shading-value="0" style:font-size-asian="16pt" style:font-size-complex="16pt"/>
    </style:style>
    <style:style style:name="T16" style:family="text">
      <style:text-properties fo:font-variant="small-caps" fo:color="#ffffff" style:text-line-through-style="none" style:text-line-through-type="none" style:font-name="CMU Serif2" fo:font-size="16pt" fo:font-style="normal" style:text-underline-style="none" fo:font-weight="bold" officeooo:rsid="02742469" fo:background-color="transparent" loext:char-shading-value="0" style:font-size-asian="16pt" style:font-size-complex="16pt"/>
    </style:style>
    <style:style style:name="T17" style:family="text">
      <style:text-properties fo:color="#000000" style:font-name="CMU Serif1" fo:font-weight="normal"/>
    </style:style>
    <style:style style:name="T18" style:family="text">
      <style:text-properties fo:color="#000000" style:font-name="CMU Serif1" fo:font-weight="normal" officeooo:rsid="02c053e1" fo:background-color="transparent" loext:char-shading-value="0" style:font-weight-asian="normal" style:font-weight-complex="normal"/>
    </style:style>
    <style:style style:name="T19" style:family="text">
      <style:text-properties fo:color="#000000" style:font-name="CMU Serif1" fo:font-weight="normal" officeooo:rsid="02c1cb26" fo:background-color="transparent" loext:char-shading-value="0" style:font-weight-asian="normal" style:font-weight-complex="normal"/>
    </style:style>
    <style:style style:name="T20" style:family="text">
      <style:text-properties fo:color="#000000" style:font-name="CMU Serif1" fo:font-weight="normal" officeooo:rsid="02c39ff4" fo:background-color="transparent" loext:char-shading-value="0" style:font-weight-asian="normal" style:font-weight-complex="normal"/>
    </style:style>
    <style:style style:name="T21" style:family="text">
      <style:text-properties fo:color="#000000" style:font-name="CMU Serif1" fo:font-weight="normal" officeooo:rsid="02c4ff64" fo:background-color="transparent" loext:char-shading-value="0" style:font-weight-asian="normal" style:font-weight-complex="normal"/>
    </style:style>
    <style:style style:name="T22" style:family="text">
      <style:text-properties fo:color="#000000" style:font-name="CMU Serif1" fo:font-weight="normal" officeooo:rsid="02c5bb47" fo:background-color="transparent" loext:char-shading-value="0" style:font-weight-asian="normal" style:font-weight-complex="normal"/>
    </style:style>
    <style:style style:name="T23" style:family="text">
      <style:text-properties fo:color="#000000" style:font-name="CMU Serif1" fo:font-weight="normal" officeooo:rsid="02c82f5a" fo:background-color="transparent" loext:char-shading-value="0" style:font-weight-asian="normal" style:font-weight-complex="normal"/>
    </style:style>
    <style:style style:name="T24" style:family="text">
      <style:text-properties fo:color="#000000" style:font-name="CMU Serif1" fo:font-weight="normal" officeooo:rsid="02c9e913" fo:background-color="transparent" loext:char-shading-value="0" style:font-weight-asian="normal" style:font-weight-complex="normal"/>
    </style:style>
    <style:style style:name="T25" style:family="text">
      <style:text-properties fo:color="#000000" style:font-name="CMU Serif1" fo:font-weight="normal" officeooo:rsid="02cb1741" fo:background-color="transparent" loext:char-shading-value="0" style:font-weight-asian="normal" style:font-weight-complex="normal"/>
    </style:style>
    <style:style style:name="T26" style:family="text">
      <style:text-properties fo:color="#000000" style:font-name="CMU Serif1" fo:font-weight="normal" officeooo:rsid="02cb2ac4" fo:background-color="transparent" loext:char-shading-value="0" style:font-weight-asian="normal" style:font-weight-complex="normal"/>
    </style:style>
    <style:style style:name="T27" style:family="text">
      <style:text-properties fo:color="#000000" style:font-name="CMU Serif1" fo:font-weight="normal" officeooo:rsid="02cc6072" fo:background-color="transparent" loext:char-shading-value="0" style:font-weight-asian="normal" style:font-weight-complex="normal"/>
    </style:style>
    <style:style style:name="T28" style:family="text">
      <style:text-properties fo:color="#000000" style:font-name="CMU Serif1" fo:font-weight="normal" officeooo:rsid="02cd7a2c" fo:background-color="transparent" loext:char-shading-value="0" style:font-weight-asian="normal" style:font-weight-complex="normal"/>
    </style:style>
    <style:style style:name="T29" style:family="text">
      <style:text-properties fo:color="#000000" style:font-name="CMU Serif1" fo:font-weight="normal" officeooo:rsid="02cf3aa0" fo:background-color="transparent" loext:char-shading-value="0" style:font-weight-asian="normal" style:font-weight-complex="normal"/>
    </style:style>
    <style:style style:name="T30" style:family="text">
      <style:text-properties fo:color="#000000" style:font-name="CMU Serif1" fo:font-weight="normal" officeooo:rsid="02d0d7c0" fo:background-color="transparent" loext:char-shading-value="0" style:font-weight-asian="normal" style:font-weight-complex="normal"/>
    </style:style>
    <style:style style:name="T31" style:family="text">
      <style:text-properties fo:color="#000000" style:font-name="CMU Serif1" fo:font-weight="normal" officeooo:rsid="02d203d7" fo:background-color="transparent" loext:char-shading-value="0" style:font-weight-asian="normal" style:font-weight-complex="normal"/>
    </style:style>
    <style:style style:name="T32" style:family="text">
      <style:text-properties fo:color="#000000" style:font-name="CMU Serif1" fo:font-weight="normal" officeooo:rsid="02d73555" fo:background-color="transparent" loext:char-shading-value="0" style:font-weight-asian="normal" style:font-weight-complex="normal"/>
    </style:style>
    <style:style style:name="T33" style:family="text">
      <style:text-properties fo:color="#000000" style:font-name="CMU Serif1" fo:font-weight="normal" officeooo:rsid="02d7560e" fo:background-color="transparent" loext:char-shading-value="0" style:font-weight-asian="normal" style:font-weight-complex="normal"/>
    </style:style>
    <style:style style:name="T34" style:family="text">
      <style:text-properties fo:color="#000000" style:font-name="CMU Serif1" fo:font-weight="normal" officeooo:rsid="02d84558" fo:background-color="transparent" loext:char-shading-value="0" style:font-weight-asian="normal" style:font-weight-complex="normal"/>
    </style:style>
    <style:style style:name="T35" style:family="text">
      <style:text-properties fo:color="#000000" style:font-name="CMU Serif1" fo:font-weight="normal" officeooo:rsid="02d94f72" fo:background-color="transparent" loext:char-shading-value="0" style:font-weight-asian="normal" style:font-weight-complex="normal"/>
    </style:style>
    <style:style style:name="T36" style:family="text">
      <style:text-properties fo:color="#000000" style:font-name="CMU Serif1" fo:font-weight="normal" officeooo:rsid="02d87c97" fo:background-color="transparent" loext:char-shading-value="0" style:font-weight-asian="normal" style:font-weight-complex="normal"/>
    </style:style>
    <style:style style:name="T37" style:family="text">
      <style:text-properties fo:color="#000000" style:font-name="CMU Serif1" fo:font-weight="normal" officeooo:rsid="02da6bd9" fo:background-color="transparent" loext:char-shading-value="0" style:font-weight-asian="normal" style:font-weight-complex="normal"/>
    </style:style>
    <style:style style:name="T38" style:family="text">
      <style:text-properties fo:color="#000000" style:font-name="CMU Serif1" fo:font-weight="normal" officeooo:rsid="02dbce8e" fo:background-color="transparent" loext:char-shading-value="0" style:font-weight-asian="normal" style:font-weight-complex="normal"/>
    </style:style>
    <style:style style:name="T39" style:family="text">
      <style:text-properties fo:color="#000000" style:font-name="CMU Serif1" fo:font-weight="normal" officeooo:rsid="02dc46bf" fo:background-color="transparent" loext:char-shading-value="0" style:font-weight-asian="normal" style:font-weight-complex="normal"/>
    </style:style>
    <style:style style:name="T40" style:family="text">
      <style:text-properties fo:color="#000000" style:font-name="CMU Serif1" fo:font-weight="normal" officeooo:rsid="02dc8b2c" fo:background-color="transparent" loext:char-shading-value="0" style:font-weight-asian="normal" style:font-weight-complex="normal"/>
    </style:style>
    <style:style style:name="T41" style:family="text">
      <style:text-properties fo:color="#000000" style:font-name="CMU Serif1" fo:font-weight="normal" officeooo:rsid="02de7313" fo:background-color="transparent" loext:char-shading-value="0" style:font-weight-asian="normal" style:font-weight-complex="normal"/>
    </style:style>
    <style:style style:name="T42" style:family="text">
      <style:text-properties fo:color="#000000" style:font-name="CMU Serif1" fo:font-weight="normal" officeooo:rsid="02dfdd05" fo:background-color="transparent" loext:char-shading-value="0" style:font-weight-asian="normal" style:font-weight-complex="normal"/>
    </style:style>
    <style:style style:name="T43" style:family="text">
      <style:text-properties fo:color="#000000" style:font-name="CMU Serif1" fo:font-weight="normal" officeooo:rsid="02e0e040" fo:background-color="transparent" loext:char-shading-value="0" style:font-weight-asian="normal" style:font-weight-complex="normal"/>
    </style:style>
    <style:style style:name="T44" style:family="text">
      <style:text-properties fo:color="#000000" style:font-name="CMU Serif1" fo:font-weight="normal" officeooo:rsid="02e2691f" fo:background-color="transparent" loext:char-shading-value="0" style:font-weight-asian="normal" style:font-weight-complex="normal"/>
    </style:style>
    <style:style style:name="T45" style:family="text">
      <style:text-properties fo:color="#000000" style:font-name="CMU Serif1" fo:font-weight="normal" officeooo:rsid="030a918a" fo:background-color="transparent" loext:char-shading-value="0" style:font-weight-asian="normal" style:font-weight-complex="normal"/>
    </style:style>
    <style:style style:name="T46" style:family="text">
      <style:text-properties fo:color="#000000" style:font-name="CMU Serif1" fo:font-weight="normal" officeooo:rsid="02bc2adc" fo:background-color="transparent" loext:char-shading-value="0"/>
    </style:style>
    <style:style style:name="T47" style:family="text">
      <style:text-properties fo:color="#000000" style:font-name="CMU Serif1" fo:font-weight="normal" officeooo:rsid="02ad2a34" style:font-weight-asian="normal" style:font-weight-complex="normal"/>
    </style:style>
    <style:style style:name="T48" style:family="text">
      <style:text-properties fo:color="#000000" style:font-name="CMU Serif1" fo:font-weight="normal" officeooo:rsid="02bccfaa" style:font-weight-asian="normal" style:font-weight-complex="normal"/>
    </style:style>
    <style:style style:name="T49" style:family="text">
      <style:text-properties fo:color="#000000" style:font-name="CMU Serif1" fo:font-weight="normal" officeooo:rsid="02e49ca6" style:font-weight-asian="normal" style:font-weight-complex="normal"/>
    </style:style>
    <style:style style:name="T50" style:family="text">
      <style:text-properties fo:color="#000000" style:font-name="CMU Serif1" fo:font-weight="normal" officeooo:rsid="02e82df0" style:font-weight-asian="normal" style:font-weight-complex="normal"/>
    </style:style>
    <style:style style:name="T51" style:family="text">
      <style:text-properties fo:color="#000000" style:font-name="CMU Serif1" fo:font-weight="normal" officeooo:rsid="02e98024" style:font-weight-asian="normal" style:font-weight-complex="normal"/>
    </style:style>
    <style:style style:name="T52" style:family="text">
      <style:text-properties fo:color="#000000" style:font-name="CMU Serif1" fo:font-weight="normal" officeooo:rsid="02eaeddd" style:font-weight-asian="normal" style:font-weight-complex="normal"/>
    </style:style>
    <style:style style:name="T53" style:family="text">
      <style:text-properties fo:color="#000000" style:font-name="CMU Serif1" fo:font-weight="normal" officeooo:rsid="02eb275b" style:font-weight-asian="normal" style:font-weight-complex="normal"/>
    </style:style>
    <style:style style:name="T54" style:family="text">
      <style:text-properties fo:color="#000000" style:font-name="CMU Serif1" fo:font-weight="normal" officeooo:rsid="02ec1b93" style:font-weight-asian="normal" style:font-weight-complex="normal"/>
    </style:style>
    <style:style style:name="T55" style:family="text">
      <style:text-properties fo:color="#000000" style:font-name="CMU Serif1" fo:font-weight="normal" officeooo:rsid="02ec7dd4" style:font-weight-asian="normal" style:font-weight-complex="normal"/>
    </style:style>
    <style:style style:name="T56" style:family="text">
      <style:text-properties fo:color="#000000" style:font-name="CMU Serif1" fo:font-weight="normal" officeooo:rsid="02ed7509" style:font-weight-asian="normal" style:font-weight-complex="normal"/>
    </style:style>
    <style:style style:name="T57" style:family="text">
      <style:text-properties fo:color="#000000" style:font-name="CMU Serif1" fo:font-weight="normal" officeooo:rsid="02ede90d" style:font-weight-asian="normal" style:font-weight-complex="normal"/>
    </style:style>
    <style:style style:name="T58" style:family="text">
      <style:text-properties fo:color="#000000" style:font-name="CMU Serif1" fo:font-weight="normal" officeooo:rsid="02ef221f" style:font-weight-asian="normal" style:font-weight-complex="normal"/>
    </style:style>
    <style:style style:name="T59" style:family="text">
      <style:text-properties fo:color="#000000" style:font-name="CMU Serif1" fo:font-weight="normal" officeooo:rsid="02f023ed" style:font-weight-asian="normal" style:font-weight-complex="normal"/>
    </style:style>
    <style:style style:name="T60" style:family="text">
      <style:text-properties fo:color="#000000" style:font-name="CMU Serif1" fo:font-weight="normal" officeooo:rsid="02f1e5b6" style:font-weight-asian="normal" style:font-weight-complex="normal"/>
    </style:style>
    <style:style style:name="T61" style:family="text">
      <style:text-properties fo:color="#000000" style:font-name="CMU Serif1" fo:font-weight="normal" officeooo:rsid="02f32f62" style:font-weight-asian="normal" style:font-weight-complex="normal"/>
    </style:style>
    <style:style style:name="T62" style:family="text">
      <style:text-properties fo:color="#000000" style:font-name="CMU Serif1" fo:font-weight="normal" officeooo:rsid="02f343e5" style:font-weight-asian="normal" style:font-weight-complex="normal"/>
    </style:style>
    <style:style style:name="T63" style:family="text">
      <style:text-properties fo:color="#000000" style:font-name="CMU Serif1" fo:font-weight="normal" officeooo:rsid="02f6c93e"/>
    </style:style>
    <style:style style:name="T64" style:family="text">
      <style:text-properties fo:color="#000000" style:font-name="CMU Serif1" fo:font-weight="normal" officeooo:rsid="02f862ed"/>
    </style:style>
    <style:style style:name="T65" style:family="text">
      <style:text-properties fo:color="#000000" style:font-name="CMU Serif1" fo:font-weight="normal" officeooo:rsid="02f98bdc"/>
    </style:style>
    <style:style style:name="T66" style:family="text">
      <style:text-properties fo:color="#000000" style:font-name="CMU Serif1" fo:font-weight="normal" officeooo:rsid="02fb8e24"/>
    </style:style>
    <style:style style:name="T67" style:family="text">
      <style:text-properties fo:color="#000000" style:font-name="CMU Serif1" fo:font-weight="normal" officeooo:rsid="02fd8ca0"/>
    </style:style>
    <style:style style:name="T68" style:family="text">
      <style:text-properties fo:color="#000000" style:font-name="CMU Serif1" fo:font-weight="normal" officeooo:rsid="02ffbb86"/>
    </style:style>
    <style:style style:name="T69" style:family="text">
      <style:text-properties fo:color="#000000" style:font-name="CMU Serif1" fo:font-weight="normal" officeooo:rsid="02ffecd9"/>
    </style:style>
    <style:style style:name="T70" style:family="text">
      <style:text-properties fo:color="#000000" style:font-name="CMU Serif1" fo:font-weight="normal" officeooo:rsid="0305f96f"/>
    </style:style>
    <style:style style:name="T71" style:family="text">
      <style:text-properties fo:color="#000000" style:font-name="CMU Serif1" fo:font-weight="normal" officeooo:rsid="030936ef"/>
    </style:style>
    <style:style style:name="T72" style:family="text">
      <style:text-properties fo:color="#000000" style:font-name="CMU Serif1" fo:font-weight="normal" officeooo:rsid="0309eb86"/>
    </style:style>
    <style:style style:name="T73" style:family="text">
      <style:text-properties fo:color="#000000" style:font-name="CMU Serif1" fo:font-weight="bold" officeooo:rsid="02c053e1" fo:background-color="transparent" loext:char-shading-value="0" style:font-weight-asian="bold" style:font-weight-complex="bold"/>
    </style:style>
    <style:style style:name="T74" style:family="text">
      <style:text-properties fo:color="#000000" style:font-name="CMU Serif1" fo:font-weight="bold" officeooo:rsid="02d203d7" fo:background-color="transparent" loext:char-shading-value="0" style:font-weight-asian="bold" style:font-weight-complex="bold"/>
    </style:style>
    <style:style style:name="T75" style:family="text">
      <style:text-properties fo:color="#000000" style:font-name="CMU Serif1" fo:font-weight="bold" officeooo:rsid="02d87c97" fo:background-color="transparent" loext:char-shading-value="0" style:font-weight-asian="bold" style:font-weight-complex="bold"/>
    </style:style>
    <style:style style:name="T76" style:family="text">
      <style:text-properties fo:color="#000000" style:font-name="CMU Serif1" fo:font-weight="bold" officeooo:rsid="02dbce8e" fo:background-color="transparent" loext:char-shading-value="0" style:font-weight-asian="bold" style:font-weight-complex="bold"/>
    </style:style>
    <style:style style:name="T77" style:family="text">
      <style:text-properties fo:color="#000000" style:font-name="CMU Serif1" fo:font-weight="bold" officeooo:rsid="02de7313" fo:background-color="transparent" loext:char-shading-value="0" style:font-weight-asian="bold" style:font-weight-complex="bold"/>
    </style:style>
    <style:style style:name="T78" style:family="text">
      <style:text-properties fo:color="#000000" style:font-name="CMU Serif1" fo:font-weight="bold" officeooo:rsid="02dc8b2c" fo:background-color="transparent" loext:char-shading-value="0" style:font-weight-asian="bold" style:font-weight-complex="bold"/>
    </style:style>
    <style:style style:name="T79" style:family="text">
      <style:text-properties fo:color="#000000" style:font-name="CMU Serif1" fo:font-weight="bold" officeooo:rsid="02e49ca6" style:font-weight-asian="bold" style:font-weight-complex="bold"/>
    </style:style>
    <style:style style:name="T80" style:family="text">
      <style:text-properties fo:color="#000000" style:font-name="CMU Serif1" fo:font-weight="bold" officeooo:rsid="02e98024" style:font-weight-asian="bold" style:font-weight-complex="bold"/>
    </style:style>
    <style:style style:name="T81" style:family="text">
      <style:text-properties fo:color="#000000" style:font-name="CMU Serif1" fo:font-weight="bold" officeooo:rsid="02bccfaa" style:font-weight-asian="bold" style:font-weight-complex="bold"/>
    </style:style>
    <style:style style:name="T82" style:family="text">
      <style:text-properties fo:color="#000000" style:font-name="CMU Serif1" fo:font-weight="bold" officeooo:rsid="02ede90d" style:font-weight-asian="bold" style:font-weight-complex="bold"/>
    </style:style>
    <style:style style:name="T83" style:family="text">
      <style:text-properties fo:color="#000000" style:font-name="CMU Serif1" fo:font-weight="bold" officeooo:rsid="02f1e5b6" style:font-weight-asian="bold" style:font-weight-complex="bold"/>
    </style:style>
    <style:style style:name="T84" style:family="text">
      <style:text-properties officeooo:rsid="0211de9e"/>
    </style:style>
    <style:style style:name="T85" style:family="text">
      <style:text-properties officeooo:rsid="0211de9e" style:font-size-asian="10.5pt" style:font-size-complex="10.5pt"/>
    </style:style>
    <style:style style:name="T86" style:family="text">
      <style:text-properties fo:font-weight="bold" officeooo:rsid="0211de9e" fo:background-color="transparent" loext:char-shading-value="0" style:font-size-asian="10.5pt" style:font-weight-asian="bold" style:font-size-complex="10.5pt" style:font-weight-complex="bold"/>
    </style:style>
    <style:style style:name="T87" style:family="text">
      <style:text-properties officeooo:rsid="028da779"/>
    </style:style>
    <style:style style:name="T88" style:family="text">
      <style:text-properties officeooo:rsid="02f862ed"/>
    </style:style>
    <style:style style:name="T89" style:family="text">
      <style:text-properties officeooo:rsid="02f98bdc"/>
    </style:style>
    <style:style style:name="T90" style:family="text">
      <style:text-properties officeooo:rsid="02ffbb86"/>
    </style:style>
    <style:style style:name="T91" style:family="text">
      <style:text-properties officeooo:rsid="02ffecd9"/>
    </style:style>
    <style:style style:name="T92" style:family="text">
      <style:text-properties officeooo:rsid="03031021"/>
    </style:style>
    <style:style style:name="T93" style:family="text">
      <style:text-properties officeooo:rsid="0305f96f"/>
    </style:style>
    <style:style style:name="T94" style:family="text">
      <style:text-properties officeooo:rsid="0307fd8d"/>
    </style:style>
    <style:style style:name="T95" style:family="text">
      <style:text-properties officeooo:rsid="030936ef"/>
    </style:style>
    <style:style style:name="T96" style:family="text">
      <style:text-properties officeooo:rsid="0309eb86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336471739312" text:id="ct94336471739312">
          <text:deletion>
            <office:change-info>
              <dc:creator>Autor desconhecido</dc:creator>
              <dc:date>2020-11-29T11:35:44</dc:date>
            </office:change-info>
            <text:p text:style-name="P3"><text:span text:style-name="Numeração_20_de_20_questão"><text:span text:style-name="T85">1.15</text:span></text:span><text:span text:style-name="T84">Qual é o impacto empresarial, político e social de não digitalizar os registros médicos (para o médico, </text:span><text:span text:style-name="T2">indivíduo</text:span><text:span text:style-name="T84">, hospitais, seguradoras, pacientes e para o governo norte-americano)?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2">REO </text:span><text:span text:style-name="T13">2</text:span><text:span text:style-name="T12"> – Gestão de Tecnologia da Informação</text:span></text:p>
      <text:p text:style-name="P4"><text:span text:style-name="T14">Atividade </text:span><text:span text:style-name="T15">2</text:span><text:span text:style-name="T14"> – </text:span><text:span text:style-name="T16">Planejamento</text:span><text:span text:style-name="T14"> Estratégico com BSC</text:span></text:p>
      <text:p text:style-name="P1">Pedro Antônio de Souza <text:span text:style-name="T1">(</text:span>201810557<text:span text:style-name="T1">)</text:span></text:p>
      <text:p text:style-name="Autor_20_Cabeçalho"/>
      <text:p text:style-name="P2"><text:span text:style-name="Numeração_20_de_20_questão"><text:span text:style-name="T86">1. </text:span></text:span><text:span text:style-name="T3">O que é o Balanced Scorecard </text:span><text:span text:style-name="T4">(BSC)</text:span><text:span text:style-name="T3">?</text:span></text:p>
      <text:p text:style-name="P31"><text:span text:style-name="T46">O </text:span><text:span text:style-name="T73">Balanced Scorecard (BSC)</text:span><text:span text:style-name="T18"> é uma metodologia </text:span><text:span text:style-name="T19">desenvolvida para mensurar e gerir o desempenho de uma </text:span><text:span text:style-name="T20">organização</text:span><text:span text:style-name="T19">. </text:span><text:span text:style-name="T22">N</text:span><text:span text:style-name="T21">essa metodologia, </text:span><text:span text:style-name="T22">além dos tradicionais </text:span><text:span text:style-name="T21">indicadores financeiros, </text:span><text:span text:style-name="T22">são utilizados indicadores </text:span><text:span text:style-name="T23">qualitativos como inovação e tecnologia, </text:span><text:span text:style-name="T24">o </text:span><text:span text:style-name="T23">desempenho de mercado junto a clientes e </text:span><text:span text:style-name="T24">o desempenho </text:span><text:span text:style-name="T23">dos processos internos e das pessoas.</text:span></text:p>
      <text:p text:style-name="P31"><text:span text:style-name="T26">O </text:span><text:span text:style-name="T24">BSC é dito equilibrado </text:span><text:span text:style-name="T45">pois</text:span><text:span text:style-name="T24"> </text:span><text:span text:style-name="T25">balanceia</text:span><text:span text:style-name="T24"> </text:span><text:span text:style-name="T26">os indicadores </text:span><text:span text:style-name="T27">citados anteriormente</text:span><text:span text:style-name="T26">, as perspectivas interna e externa de desempenho e os objetivos de curto e longo prazo. </text:span><text:span text:style-name="T27">Por </text:span><text:span text:style-name="T28">promover uma visão </text:span><text:span text:style-name="T30">harmônica</text:span><text:span text:style-name="T28"> da organização, o BSC auxilia na elaboração de uma estratégia </text:span><text:span text:style-name="T30">precisa</text:span><text:span text:style-name="T28"> </text:span><text:span text:style-name="T29">por meio de quatro perspectivas </text:span><text:span text:style-name="T30">que se relacionam</text:span><text:span text:style-name="T29">: financeira, clientes, processos internos, aprendizado e crescimento.</text:span></text:p>
      <text:p text:style-name="P2"><text:span text:style-name="Numeração_20_de_20_questão"><text:span text:style-name="T9">2. </text:span></text:span><text:span text:style-name="T4">As quatro perspectivas do BSC</text:span></text:p>
      <text:p text:style-name="P32"><text:span text:style-name="T33">C</text:span><text:span text:style-name="T32">onsiderando as expectativas dos investidores, </text:span><text:span text:style-name="T33">n</text:span><text:span text:style-name="T32">a</text:span><text:span text:style-name="T31"> </text:span><text:span text:style-name="T74">perspectiva financeira</text:span><text:span text:style-name="T31"> </text:span><text:span text:style-name="T32">é feita a avaliação dos objetivos financeiros de curto e longo prazo da organizaçã</text:span><text:span text:style-name="T33">o</text:span><text:span text:style-name="T32">. </text:span><text:span text:style-name="T34">Para as organizações sem fins lucrativos, a avaliação deve considerar as necessidades dos subsidiários ou financiadores da organização.</text:span></text:p>
      <text:p text:style-name="P33"><text:span text:style-name="T34">N</text:span><text:span text:style-name="T36">a </text:span><text:span text:style-name="T75">perspectiva dos clientes</text:span><text:span text:style-name="T36">, os esforços se concentram </text:span><text:span text:style-name="T35">na retenção, aquisição e retorno financeiro d</text:span><text:span text:style-name="T37">e</text:span><text:span text:style-name="T35"> cliente</text:span><text:span text:style-name="T37">s</text:span><text:span text:style-name="T35">. P</text:span><text:span text:style-name="T37">ortanto</text:span><text:span text:style-name="T35">, as estratégias devem focar </text:span><text:span text:style-name="T36">em satisfazer as expectativas </text:span><text:span text:style-name="T35">do cliente em relação ao tempo, qualidade, desempenho, serviço e custo.</text:span></text:p>
      <text:p text:style-name="P34"><text:span text:style-name="T35">O </text:span><text:span text:style-name="T38">objetivo da </text:span><text:span text:style-name="T76">perspectiva dos processos internos</text:span><text:span text:style-name="T38"> é distinguir e </text:span><text:span text:style-name="T39">aperfeiçoar</text:span><text:span text:style-name="T38"> os processos </text:span><text:span text:style-name="T39">de maior impacto da organização. </text:span><text:span text:style-name="T40">Porém, nessa perspectiva também é possível identificar a necessidade de novos processos para facilitar a execução das estratégias.</text:span></text:p>
      <text:p text:style-name="P35"><text:span text:style-name="T40">Por fim, a </text:span><text:span text:style-name="T77">p</text:span><text:span text:style-name="T78">erspectiva do aprendizado e crescimento</text:span><text:span text:style-name="T41"> </text:span><text:span text:style-name="T44">tem foco n</text:span><text:span text:style-name="T42">o conhecimento necessário para </text:span><text:span text:style-name="T43">que a organização </text:span><text:span text:style-name="T42">atin</text:span><text:span text:style-name="T43">ja</text:span><text:span text:style-name="T42"> seus objetivos.</text:span></text:p>
      <text:p text:style-name="P33"><text:soft-page-break/><text:span text:style-name="T35"><text:s/></text:span></text:p>
      <text:p text:style-name="P3"><text:change text:change-id="ct94336471739312"/><text:span text:style-name="Numeração_20_de_20_questão"><text:span text:style-name="T9">3. </text:span></text:span><text:span text:style-name="T5">Componentes do BSC</text:span></text:p>
      <text:p text:style-name="P8"><text:span text:style-name="T47"><text:tab/></text:span><text:span text:style-name="T49">Os </text:span><text:span text:style-name="T79">objetivos</text:span><text:span text:style-name="T49"> </text:span><text:span text:style-name="T50">demonstram o que </text:span><text:span text:style-name="T51">a organização </text:span><text:span text:style-name="T50">pretende </text:span><text:span text:style-name="T51">realizar, obter ou alcançar </text:span><text:span text:style-name="T52">em cada perspectiva estratégica</text:span><text:span text:style-name="T51">. Além disso, podem representar aquilo que é essencial para atingir os resultados esperados.</text:span></text:p>
      <text:p text:style-name="P7"><text:span text:style-name="T48"><text:tab/></text:span><text:span text:style-name="T51">Os </text:span><text:span text:style-name="T80">i</text:span><text:span text:style-name="T81">ndicadores</text:span><text:span text:style-name="T48"> </text:span><text:span text:style-name="T52">são utilizados para </text:span><text:span text:style-name="T53">averiguar o desempenho de acordo com cada objetivo. T</text:span><text:span text:style-name="T54">ambém, pode-se dizer que os indicadores </text:span><text:span text:style-name="T55">designam</text:span><text:span text:style-name="T54"> o foco de cada objetivo </text:span><text:span text:style-name="T56">e</text:span><text:span text:style-name="T54"> </text:span><text:span text:style-name="T57">realça o direcionamento necessário para a implementação.</text:span><text:span text:style-name="T56"> </text:span></text:p>
      <text:p text:style-name="P7"><text:span text:style-name="T48"><text:tab/></text:span><text:span text:style-name="T57">As </text:span><text:span text:style-name="T82">metas</text:span><text:span text:style-name="T57"> </text:span><text:span text:style-name="T58">definem o nível de desempenho desejado </text:span><text:span text:style-name="T59">e permitem a avaliação do </text:span><text:span text:style-name="T60">esforço necessário para a obtenção de êxito.</text:span></text:p>
      <text:p text:style-name="P7"><text:span text:style-name="T48"><text:tab/></text:span><text:span text:style-name="T60">Os </text:span><text:span text:style-name="T83">p</text:span><text:span text:style-name="T81">lanos de ações e projetos</text:span><text:span text:style-name="T48"> </text:span><text:span text:style-name="T61">definem </text:span><text:span text:style-name="T62">um agrupamento de</text:span><text:span text:style-name="T61"> atividades </text:span><text:span text:style-name="T62">que devem <text:s/>ser executadas, de forma ordenada, para que as metas sejam cumpridas e os objetivos estratégicos alcançados.</text:span></text:p>
      <text:p text:style-name="Título_20_Seção"><text:span text:style-name="Numeração_20_de_20_questão"><text:span text:style-name="T10">4</text:span></text:span><text:span text:style-name="Numeração_20_de_20_questão"><text:span text:style-name="T9">. </text:span></text:span><text:span text:style-name="Numeração_20_de_20_questão"><text:span text:style-name="T6">Objetivos estratégicos </text:span></text:span><text:span text:style-name="Numeração_20_de_20_questão"><text:span text:style-name="T7">da</text:span></text:span><text:span text:style-name="Numeração_20_de_20_questão"><text:span text:style-name="T6"> empresa Globisa </text:span></text:span><text:span text:style-name="Numeração_20_de_20_questão"><text:span text:style-name="T7">Construtora e Incorporadora</text:span></text:span></text:p>
      <table:table table:name="Tabela1" table:style-name="Tabela1">
        <table:table-column table:style-name="Tabela1.A" table:number-columns-repeated="4"/>
        <table:table-row table:style-name="TableLine94336571567872">
          <table:table-cell table:style-name="Tabela1.A1" office:value-type="string">
            <text:p text:style-name="P10">Objetivo</text:p>
          </table:table-cell>
          <table:table-cell table:style-name="Tabela1.A1" office:value-type="string">
            <text:p text:style-name="P13">Indicadores</text:p>
          </table:table-cell>
          <table:table-cell table:style-name="Tabela1.A1" office:value-type="string">
            <text:p text:style-name="P13">Metas</text:p>
          </table:table-cell>
          <table:table-cell table:style-name="Tabela1.D1" office:value-type="string">
            <text:p text:style-name="P13">Ações</text:p>
          </table:table-cell>
        </table:table-row>
        <table:table-row table:style-name="TableLine94336571567872">
          <table:table-cell table:style-name="Tabela1.A2" office:value-type="string">
            <text:p text:style-name="P15"><text:span text:style-name="T63">Reduzir tempo </text:span><text:span text:style-name="T64">de construção das casas.</text:span></text:p>
          </table:table-cell>
          <table:table-cell table:style-name="Tabela1.B2" office:value-type="string">
            <text:p text:style-name="P25">Data de término da obra - data de início das obras</text:p>
          </table:table-cell>
          <table:table-cell table:style-name="Tabela1.C2" office:value-type="string">
            <text:p text:style-name="P16"><text:span text:style-name="T88">Reduzir em 7% o tempo </text:span><text:span text:style-name="T65">da etapa de</text:span><text:span text:style-name="T89"> acabamento.</text:span></text:p>
          </table:table-cell>
          <table:table-cell table:style-name="Tabela1.D2" office:value-type="string">
            <text:p text:style-name="P17"><text:span text:style-name="T89">Contratar mais um profissional para a execução da etapa e utilizar materiais de aplicação menos trabalhosa.</text:span></text:p>
          </table:table-cell>
        </table:table-row>
        <table:table-row table:style-name="TableLine94336571567872">
          <table:table-cell table:style-name="Tabela1.A3" office:value-type="string">
            <text:p text:style-name="P18"><text:span text:style-name="T66">Aumentar </text:span><text:span text:style-name="T67">a venda de casas em bairros periféricos mais valorizados.</text:span></text:p>
          </table:table-cell>
          <table:table-cell table:style-name="Tabela1.B3" office:value-type="string">
            <text:p text:style-name="P26">Vendas em bairros valorizados / vendas totais</text:p>
          </table:table-cell>
          <table:table-cell table:style-name="Tabela1.C3" office:value-type="string">
            <text:p text:style-name="P26">Aumentar em 10% a venda de casas em bairros valorizados.</text:p>
          </table:table-cell>
          <table:table-cell table:style-name="Tabela1.D3" office:value-type="string">
            <text:p text:style-name="P26">Estudar o perfil dos compradores desse casas nesses bairros.</text:p>
          </table:table-cell>
        </table:table-row>
      </table:table>
      <text:p text:style-name="P9"/>
      <text:p text:style-name="P38"><text:soft-page-break/><text:span text:style-name="Numeração_20_de_20_questão"><text:span text:style-name="T11">5</text:span></text:span><text:span text:style-name="Numeração_20_de_20_questão"><text:span text:style-name="T9">. </text:span></text:span><text:span text:style-name="Numeração_20_de_20_questão"><text:span text:style-name="T6">Objetivos estratégicos </text:span></text:span><text:span text:style-name="Numeração_20_de_20_questão"><text:span text:style-name="T7">da</text:span></text:span><text:span text:style-name="Numeração_20_de_20_questão"><text:span text:style-name="T6"> </text:span></text:span><text:span text:style-name="Numeração_20_de_20_questão"><text:span text:style-name="T8">Ufla durante a pandemia de covid-19</text:span></text:span></text:p>
      <table:table table:name="Tabela2" table:style-name="Tabela2">
        <table:table-column table:style-name="Tabela2.A" table:number-columns-repeated="2"/>
        <table:table-column table:style-name="Tabela2.C"/>
        <table:table-column table:style-name="Tabela2.A"/>
        <table:table-column table:style-name="Tabela2.C"/>
        <table:table-row table:style-name="TableLine94336423595968">
          <table:table-cell table:style-name="Tabela2.A1" office:value-type="string">
            <text:p text:style-name="P12">Perspectiva</text:p>
          </table:table-cell>
          <table:table-cell table:style-name="Tabela2.A1" office:value-type="string">
            <text:p text:style-name="P11">Objetivo</text:p>
          </table:table-cell>
          <table:table-cell table:style-name="Tabela2.A1" office:value-type="string">
            <text:p text:style-name="P14">Indicadores</text:p>
          </table:table-cell>
          <table:table-cell table:style-name="Tabela2.A1" office:value-type="string">
            <text:p text:style-name="P14">Metas</text:p>
          </table:table-cell>
          <table:table-cell table:style-name="Tabela2.E1" office:value-type="string">
            <text:p text:style-name="P14">Ações</text:p>
          </table:table-cell>
        </table:table-row>
        <table:table-row table:style-name="TableLine94336423595968">
          <table:table-cell table:style-name="Tabela2.A2" office:value-type="string">
            <text:p text:style-name="P27">Financeira</text:p>
          </table:table-cell>
          <table:table-cell table:style-name="Tabela2.B2" office:value-type="string">
            <text:p text:style-name="P27"><text:span text:style-name="T17">Garantir o direcionamento apropriado do orçamento</text:span></text:p>
          </table:table-cell>
          <table:table-cell table:style-name="Tabela2.C2" office:value-type="string">
            <text:p text:style-name="P22"><text:span text:style-name="T93">Valor direcionado à adaptação para o </text:span><text:span text:style-name="T70">ERE</text:span></text:p>
          </table:table-cell>
          <table:table-cell table:style-name="Tabela2.D2" office:value-type="string">
            <text:p text:style-name="P29">Investir 10% do orçamento em recursos para o ERE</text:p>
          </table:table-cell>
          <table:table-cell table:style-name="Tabela2.E2" office:value-type="string">
            <text:p text:style-name="P22"><text:span text:style-name="T70">Diminuir os custos operacionais desnecessários nos tempos de isolamento</text:span></text:p>
          </table:table-cell>
        </table:table-row>
        <table:table-row table:style-name="TableLine94336423595968">
          <table:table-cell table:style-name="Tabela2.A4" office:value-type="string">
            <text:p text:style-name="P27">Cliente</text:p>
          </table:table-cell>
          <table:table-cell table:style-name="Tabela2.B4" office:value-type="string">
            <text:p text:style-name="P19"><text:span text:style-name="T67">Garantir nível de aprendizagem dos alunos</text:span></text:p>
          </table:table-cell>
          <table:table-cell table:style-name="Tabela2.C4" office:value-type="string">
            <text:p text:style-name="P28">Desempenho dos alunos durante o ERE / Desempenho dos alunos antes do ERE</text:p>
          </table:table-cell>
          <table:table-cell table:style-name="Tabela2.D4" office:value-type="string">
            <text:p text:style-name="P28">Manter variação de desempenho dos alunos em 5 pontos percentuais para mais ou para menos</text:p>
          </table:table-cell>
          <table:table-cell table:style-name="Tabela2.E4" office:value-type="string">
            <text:p text:style-name="P28">Criar canal direto com alunos para a comunicação de <text:span text:style-name="T92">suas necessidades e anseios</text:span></text:p>
          </table:table-cell>
        </table:table-row>
        <table:table-row table:style-name="TableLine94336423595968">
          <table:table-cell table:style-name="Tabela2.A4" office:value-type="string">
            <text:p text:style-name="P27"><text:span text:style-name="T94">Processos </text:span>Internos</text:p>
          </table:table-cell>
          <table:table-cell table:style-name="Tabela2.B4" office:value-type="string">
            <text:p text:style-name="P19">Disponibilizar os recursos necessários para o ERE</text:p>
          </table:table-cell>
          <table:table-cell table:style-name="Tabela2.C4" office:value-type="string">
            <text:p text:style-name="P23"><text:span text:style-name="T71">Quantidade e qualidade</text:span><text:span text:style-name="T95"> de videoaulas, materiais digitais de apoio </text:span><text:span text:style-name="T96">e</text:span><text:span text:style-name="T95"> livros digitais.</text:span></text:p>
          </table:table-cell>
          <table:table-cell table:style-name="Tabela2.D4" office:value-type="string">
            <text:p text:style-name="P24">Disponibilizar um conjunto de materiais para cada disciplina <text:span text:style-name="T96">que </text:span><text:span text:style-name="T72">englobe toda sua ementa.</text:span> </text:p>
          </table:table-cell>
          <table:table-cell table:style-name="Tabela2.E4" office:value-type="string">
            <text:p text:style-name="P30">Promover cursos de produção de materiais digitais para docentes e cursos de métodos de aprendizagem a distância para discentes.</text:p>
          </table:table-cell>
        </table:table-row>
        <table:table-row table:style-name="TableLine94336423595968">
          <table:table-cell table:style-name="Tabela2.A5" office:value-type="string">
            <text:p text:style-name="P27">Aprendizagem e crescimento</text:p>
          </table:table-cell>
          <table:table-cell table:style-name="Tabela2.B5" office:value-type="string">
            <text:p text:style-name="P19">Desenvolver competências dos professores para o ERE</text:p>
          </table:table-cell>
          <table:table-cell table:style-name="Tabela2.C5" office:value-type="string">
            <text:p text:style-name="P27">Número de professores com competências para o ERE</text:p>
          </table:table-cell>
          <table:table-cell table:style-name="Tabela2.D5" office:value-type="string">
            <text:p text:style-name="P20"><text:span text:style-name="T68">Atingir</text:span><text:span text:style-name="T90"> uma taxa de 100% de professores certificados </text:span><text:span text:style-name="T91">para o ERE</text:span></text:p>
          </table:table-cell>
          <table:table-cell table:style-name="Tabela2.E5" office:value-type="string">
            <text:p text:style-name="P21"><text:span text:style-name="T69">Investir em </text:span><text:span text:style-name="T91">cursos de formação docente para o ensino a distância</text:span></text:p>
          </table:table-cell>
        </table:table-row>
      </table:table>
      <text:p text:style-name="P6"><text:span text:style-name="T4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1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1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2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2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2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3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1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3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3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3" fo:font-family="'CMU Serif'" style:font-style-name="Regular" style:font-family-generic="roman" style:font-pitch="variable" fo:font-size="10.5pt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1-09-01T22:48:16.995319456</dc:date>
    <meta:editing-duration>PT2H5M42S</meta:editing-duration>
    <meta:editing-cycles>93</meta:editing-cycles>
    <meta:generator>LibreOffice/6.4.7.2$Linux_X86_64 LibreOffice_project/40$Build-2</meta:generator>
    <meta:document-statistic meta:table-count="2" meta:image-count="0" meta:object-count="0" meta:page-count="3" meta:paragraph-count="56" meta:word-count="663" meta:character-count="4399" meta:non-whitespace-character-count="3781"/>
  </office:meta>
</office:document-meta>
</file>